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ans-serif"/>
    <style:font-face style:name="Calibri2"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Dialog">
      <style:text-properties fo:language="pl" fo:country="PL"/>
    </style:style>
    <style:style style:name="P3" style:family="paragraph" style:parent-style-name="Dialog">
      <style:text-properties style:font-name="Calibri2"/>
    </style:style>
    <style:style style:name="P4" style:family="paragraph" style:parent-style-name="Dialog">
      <style:paragraph-properties fo:margin-left="0cm" fo:margin-right="0cm" fo:text-indent="0cm" style:auto-text-indent="false">
        <style:tab-stops/>
      </style:paragraph-properties>
      <style:text-properties fo:language="pl" fo:country="PL"/>
    </style:style>
    <style:style style:name="P5" style:family="paragraph" style:parent-style-name="Wierszyk">
      <style:paragraph-properties fo:margin-left="1.249cm" fo:margin-right="0cm" fo:text-indent="0cm" style:auto-text-indent="false">
        <style:tab-stops/>
      </style:paragraph-properties>
      <style:text-properties fo:language="pl" fo:country="PL"/>
    </style:style>
    <style:style style:name="P6" style:family="paragraph" style:parent-style-name="Text_20_body">
      <style:text-properties fo:language="pl" fo:country="PL"/>
    </style:style>
    <style:style style:name="P7" style:family="paragraph" style:parent-style-name="Text_20_body">
      <style:paragraph-properties fo:text-align="center" style:justify-single-word="false"/>
      <style:text-properties fo:language="pl" fo:country="PL"/>
    </style:style>
    <style:style style:name="P8" style:family="paragraph" style:parent-style-name="Text_20_body">
      <style:text-properties style:font-name="Calibri2"/>
    </style:style>
    <style:style style:name="P9" style:family="paragraph" style:parent-style-name="Text_20_body">
      <style:text-properties style:font-name="Calibri2" fo:language="pl" fo:country="PL"/>
    </style:style>
    <style:style style:name="P10" style:family="paragraph" style:parent-style-name="Text_20_body">
      <style:text-properties style:font-name="Calibri2" fo:language="pl" fo:country="PL"/>
    </style:style>
    <style:style style:name="P11" style:family="paragraph" style:parent-style-name="Text_20_body">
      <style:text-properties fo:language="pl" fo:country="PL"/>
    </style:style>
    <style:style style:name="P12" style:family="paragraph" style:parent-style-name="Heading_20_2">
      <style:text-properties fo:language="pl" fo:country="PL"/>
    </style:style>
    <style:style style:name="P13" style:family="paragraph" style:parent-style-name="Heading" style:master-page-name="MP0">
      <style:paragraph-properties style:page-number="auto" fo:break-before="page"/>
      <style:text-properties fo:language="pl" fo:country="PL"/>
    </style:style>
    <style:style style:name="T1" style:family="text">
      <style:text-properties fo:language="pl" fo:country="PL"/>
    </style:style>
    <style:style style:name="T2" style:family="text">
      <style:text-properties style:font-name="Calibri1" fo:font-size="11pt"/>
    </style:style>
    <style:style style:name="T3" style:family="text">
      <style:text-properties style:font-name="Calibri"/>
    </style:style>
    <style:style style:name="T4" style:family="text">
      <style:text-properties style:font-name="Calibri" fo:language="pl" fo:country="PL"/>
    </style:style>
    <style:style style:name="T5" style:family="text">
      <style:text-properties style:font-name="Calibri2"/>
    </style:style>
    <style:style style:name="T6" style:family="text">
      <style:text-properties style:font-name="Calibri2" fo:language="pl" fo:country="PL"/>
    </style:style>
    <style:style style:name="T7" style:family="text">
      <style:text-properties style:font-name="Calibri2" fo:language="pl" fo:country="PL" fo:font-weight="normal" style:font-weight-asian="normal" style:font-weight-complex="normal"/>
    </style:style>
    <style:style style:name="T8" style:family="text">
      <style:text-properties style:font-name="Calibri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ynastia Sobieskich – tom II, „Pola Chwały”</text:p>
      <text:h text:style-name="P12" text:outline-level="2">Rozdział I</text:h>
      <text:p text:style-name="P6"/>
      <text:p text:style-name="P6">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text:s/>zadziwiającym instynktem czy też wolą Boską prowadzone, wielkich pochodów wojskowych i bitew walnych.</text:p>
      <text:p text:style-name="Text_20_body"><text:span text:style-name="T1">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1"><text:note text:id="ftn1" text:note-class="endnote"><text:note-citation>1</text:note-citation><text:note-body><text:p text:style-name="Endnote"><text:span text:style-name="Absatz-Standardschriftart"><text:span text:style-name="T1">Tak po kampanii 1672 roku Tatarzy i Turcy nazywali Jana Sobieskiego.</text:span></text:span></text:p></text:note-body></text:note></text:span></text:span><text:span text:style-name="T1">.</text:span></text:p>
      <text:p text:style-name="P6">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at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6">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6">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6">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6">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5">„Idzie żołnierz borem, lasem</text:p>
      <text:p text:style-name="P5">Przymierając z głodu czasem.</text:p>
      <text:p text:style-name="P5">Suknia na nim nie blakuje,</text:p>
      <text:p text:style-name="P5">Wiatr dziurami przelatuje.</text:p>
      <text:p text:style-name="P5">Chociaż żołnierz nie odziany,</text:p>
      <text:p text:style-name="P5">Przecie pójdzie między pany.</text:p>
      <text:p text:style-name="P5">Trza żołnierza poratować,</text:p>
      <text:p text:style-name="P5">Soli jemu nie żałować.</text:p>
      <text:p text:style-name="P5">Wtenczas żołnierza szanują,</text:p>
      <text:p text:style-name="P5">Kiedy trwogę na się czują”</text:p>
      <text:p text:style-name="P6">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6">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6"><text:soft-page-break/>Wkrótce pożałował swej decyzji. Peter wyobrażał sobie wojaczkę jako pełną trudów, lecz tu nie na wojnę ani na służbę wartowniczą go wysłano, jeno wraz z innymi nieszczęśnikami niekończącym się ćwiczeniom poddano. Dryl bez celu i bez sensu odbywał się dzień i noc. Nawet broni im nie dano, tylko obroty a marsze godzinami ćwiczono, a nawet godzinami na deszczu stać kazano. Wrzask feldwebela towarzyszył rekrutom rano i wiecorem, i w czasie posiłku, z małą jeno przerwą na modlitwę codzienną, też w szeregu odbywającą się. Peter nie widział sensu w tym wszystkim i nienawidził deszcz, feldwebela, brak snu, i siebie za pochopną decyzję zaciągnięcia się. Po pewnym czasie jednak przestał nienawidzić, przestał szukać sensu, przestał myśleć.</text:p>
      <text:p text:style-name="P6">I wówczas wyruszyli.</text:p>
      <text:p text:style-name="Text_20_body"><text:span text:style-name="T1">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własne obrabiać byłó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1"><text:note text:id="ftn2" text:note-class="endnote"><text:note-citation>2</text:note-citation><text:note-body><text:p text:style-name="Endnote"><text:span text:style-name="Absatz-Standardschriftart"><text:span text:style-name="T1">Do dzisiaj niewielu o tym filozofowało. Historycznie,</text:span></text:span></text:p></text:note-body></text:note></text:span></text:span><text:span text:style-name="T1">. <text:s/>Zrobił jednak to, co też i tysiące innych chłopów ze zrujnowanych wsi, dał się zwerbować.</text:span></text:p>
      <text:p text:style-name="P6">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 Dalej inne, nowo sformowane regimenty z całej wiernej królowi Rzeczypospolitej.</text:p>
      <text:p text:style-name="P6">Ciągneły te regimenty różnymi drogami w stronę Rusi wśród wzgórz Roztocza. Im bliżej Lwowa, tym gęściej patrolowały na tych wzgórzach oddziały kawalerii koronnej, aby ciekawe oczy szpiegów 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jazdy zwanej wołoską, którą dowodził jeszcze porucznik jeszcze młodszy wiekiem, młodzian prawie, drobnej postawy, od ucha do ucha roześmiany.</text:p>
      <text:p text:style-name="P2">- Czołem, panie Starczyński! Cieszę się, że waści znowu widzę - krzyknął młodszy porucznik do dowódcy pancernych.</text:p>
      <text:p text:style-name="P2">- Czołem, czołem, panie Ostrowski - odpowiedział starszy porucznik - cieszysz się waść pewno również na wyprawę wojenną.</text:p>
      <text:p text:style-name="P2">- I pewno, wreszcie wyprawa na wroga.</text:p>
      <text:p text:style-name="P2">- To waści nie zajedno, kogo pierzem? Czy Turków, czy patriotów? - pan Starczyński nie mógł powstrzymać sarkazmu.</text:p>
      <text:p text:style-name="P2">- Rodaków bić ciężko, choć patriotów wśród nich nie było, cośmy ich w Poznaniu pogromili. Przeciw majestatowi króla rękę podnieśli.</text:p>
      <text:p text:style-name="P2"><text:soft-page-break/>- W obronie wolności swej stawać przywilejem szlachcica i obywatela jest w tej Rzeczypospolitej.</text:p>
      <text:p text:style-name="P2">- Broń na króla albo hetmana wielkiego podnosić w czas wojenny to warcholstwo a i prawie zdrada.</text:p>
      <text:p text:style-name="P2">- Jednak król i hetman wielki wojsko w czas wojenny nie na Turka powiodł był, jeno na Poznań.</text:p>
      <text:p text:style-name="P2">- Przecie Poznań ten już drugi raz po elekcji przeciw elektowi większością sejmu na Woli obranemu zbuntował się, i to zdrajców a także posłów z Brandenburgii robota. To jasne po tym, jak znaleźliśmy listy u tych pludraków, co i potem obwieszono.</text:p>
      <text:p text:style-name="P2">- Zawsze tak bywało, że się karmazyni z sąsiady zagranicznymi znosili.</text:p>
      <text:p text:style-name="P2">- I do czego to doprowadziło? Do tego że hetman wielki litewski swe wojsko z bitwy wyprowadza, bo jego zagraniczni przyjaciele końca naszej wojny z Turkiem nie chcą?</text:p>
      <text:p text:style-name="P6">Starczyński nie miał już odpowiedzi na coraz bardziej zapalczywe argumenty prz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6"/>
      <text:h text:style-name="P12" text:outline-level="2">Rozdział II</text:h>
      <text:p text:style-name="P6">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6">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bronioną Trembowlę i kierowali się na Lwów. Tym razem od oblężenia nie odstąpią, obiecywali sobie Tatarzy. Miasto paść musi, i zostanie ograbione. Zanim jednak do Lwowa dotrą, przez liczne rzeki Rusi 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6">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6">Rozkaz wyrwał piechotę z popołudniowej drzemki. W takt werbla, poganiane wrzaskiem sierżantów, kompanie wybiegały przed wał obozu, dopiero co wielkim wysiłkiem w promieniach sierpniowego słońca wzniesionego. Peter Piwitz dźwigał swój muszkiet i widełki do niego w obu rękach i przebiegł obok pikinierów, już wbijających w pylistą ziemię tylce swoich pik. O kilkanaście <text:soft-page-break/>kroków przed pikinierami stał sierżant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6">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6">Ujrzał wreszcie pan Morsztyn jako pierwszy, a po nim jego na dole walczący żołnierze, nowe obłoki kurzu, szybko przemieszczającą się jazdę zwiastujące. Od drugiej linii kordonu lwowskiego wsparcie jazdy koronnej nadchodziło. Jazda ta rozdzieliła się na dwie grupy, z dwóch stron obóz piechoty obiegające, i z dwóch stron na Tatarów uderzyć mające.</text:p>
      <text:p text:style-name="P6"><text:span text:style-name="T2">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muszkieterów wysuniętych. Piki uniosły się nieco w górę. Sznury arkanów o drzewce pik się obiły i nieszkodliwie na ziemię spadły.</text:span> <text:s/></text:p>
      <text:p text:style-name="P6">Starczyński na czele swej chorągwi pancernej dał sygnał do przejścia w galop. Palił się do starcia z tym przeciwnikiem, wrogiem prawdziwym. Dość już się z wrogiem wewnętrznym, jak to ten <text:s/>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text:soft-page-break/>szybkiej się nadawał, i do tego właśnie miejsca Tatarzy zmierzali. Wzdłuż wąwozu jednak drogę im zabiegła cwałem chorągiew lekka, wołoska. Znowu ten Ostrowski pierwszy!</text:p>
      <text:p text:style-name="P6">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e, z drugiej pancerni. Ostrowski rzeź wreszcie powstrzymał i kilku choć żywcem brać kazał, by ich wojewodowi Jabłonowskiemu obroną Rusi zawiadującemu podesłać. Będzie on na pewno z języka zadowolony.</text:p>
      <text:p text:style-name="P6">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7"/>
      <text:p text:style-name="P7">* <text:s/>* <text:s/>*</text:p>
      <text:p text:style-name="P6"/>
      <text:p text:style-name="P6">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text:s/>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6">Pojechał zatem de Gourdant do Rouen.</text:p>
      <text:p text:style-name="P6">Prawie nie poznał pułkownika, żadnych oznak swojego stopnia czy nawet służby królewskiej nienoszącego, ten jednak skinął od razu na niepewnie po karczmie rozglądaj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2">- Panie Kapitanie – zaczepił błądzącego – Kurs pan Kapitan zgubił na Sekwanie?</text:p>
      <text:p text:style-name="P2">- Kurs zgubiłem na burzliwych wodach polityki, trudniejszych w nawigacji niż trasy morskie – odparł de Gourdant dosiadając się.</text:p>
      <text:p text:style-name="P2">- Na politykę wyprawił się Pan Kapitan? Wielce niebezpieczna to wyprawa, lepiej zostawić ją dla bardziej na tych szlakach obytych.</text:p>
      <text:p text:style-name="P2">- Nie zamierzam wpływać na Panu Pułkownikowi lepiej niż mi znane wody. Jednak wiedzieć mi trzeba, kiedy nam rejs następny do Gdańska wypadnie, gdyż na sezon zimowy okręty <text:soft-page-break/>przygotować muszę. Albo wypłyniemy w dniach najbliższych, albo na sztormy zimowe szykować przyjdzie nam przed rejsem – już bez upiększeń wyjaśnił de Gourdant.</text:p>
      <text:p text:style-name="P2">- Ani w dniach najbliższych nie wypłyniemy, ani grudniowych sztormów na Bałtyku w tym roku nie obaczycie – ostrożnie rzekł de Bealieu.</text:p>
      <text:p text:style-name="P2">- Dla porz<text:span text:style-name="T5">ą</text:span><text:span text:style-name="T3">dnie przygotowanego okr</text:span><text:span text:style-name="T5">ę</text:span><text:span text:style-name="T3">tu nie s</text:span><text:span text:style-name="T5">ą</text:span><text:span text:style-name="T3"> te sztormy przecie straszne. Marynarzom takie sprawy zwyczajne, a w sytuacji naprawd</text:span><text:span text:style-name="T5">ę</text:span><text:span text:style-name="T3"> trudnej schroni</text:span><text:span text:style-name="T5">ć</text:span><text:span text:style-name="T3"> si</text:span><text:span text:style-name="T5">ę</text:span><text:span text:style-name="T3"> w przyjaznych szwedzkich portach mo</text:span><text:span text:style-name="T5">ż</text:span><text:span text:style-name="T3">emy.</text:span></text:p>
      <text:p text:style-name="P2"><text:span text:style-name="T3">- Nie dlatego, abym si</text:span><text:span text:style-name="T5">ę</text:span><text:span text:style-name="T3"> narazi</text:span><text:span text:style-name="T5">ć</text:span><text:span text:style-name="T3"> okr</text:span><text:span text:style-name="T5">ę</text:span><text:span text:style-name="T3">ty i marynarzy dzielnych Jego Kr</text:span><text:span text:style-name="T5">ó</text:span><text:span text:style-name="T3">lewskiej mo</text:span><text:span text:style-name="T5">ś</text:span><text:span text:style-name="T3">ci obawia</text:span><text:span text:style-name="T5">ł</text:span><text:span text:style-name="T3"> rezygnujemy z tych wypraw. Nie mamy, aktualnie, celu w wyprawie do Gda</text:span><text:span text:style-name="T5">ń</text:span><text:span text:style-name="T3">ska.</text:span></text:p>
      <text:p text:style-name="P2">- Ależ jak to, nowego sojusznika ostawimy?</text:p>
      <text:p text:style-name="P2"><text:span text:style-name="T2">- Uciszcie się, de Gourdant! – syknął kapitan -</text:span> nie dla zwyk<text:span text:style-name="T5">ł</text:span><text:span text:style-name="T3">ych marynarskich uszu to sprawy. Powiem wam jedno, </text:span><text:span text:style-name="T5">ż</text:span><text:span text:style-name="T3">e sojusznik nasz nadal z drugim sojusznikiem wojuje, i dop</text:span><text:span text:style-name="T5">ó</text:span><text:span text:style-name="T3">ki to trwa, na wsparcie nasze obaj poczeka</text:span><text:span text:style-name="T5">ć</text:span><text:span text:style-name="T3"> musz</text:span><text:span text:style-name="T5">ą</text:span><text:span text:style-name="T3">.</text:span></text:p>
      <text:p text:style-name="P2"><text:span text:style-name="T3">Zamy</text:span><text:span text:style-name="T5">ś</text:span><text:span text:style-name="T3">li</text:span><text:span text:style-name="T5">ł</text:span><text:span text:style-name="T3"> si</text:span><text:span text:style-name="T5">ę</text:span><text:span text:style-name="T3"> pan de Bealieu.</text:span></text:p>
      <text:p text:style-name="P2"><text:span text:style-name="T3">- M</text:span><text:span text:style-name="T5">ó</text:span><text:span text:style-name="T3">wicie: Ba</text:span><text:span text:style-name="T5">ł</text:span><text:span text:style-name="T3">tyk, my</text:span><text:span text:style-name="T5">ś</text:span><text:span text:style-name="T3">licie: Szwecja - powiedzia</text:span><text:span text:style-name="T5">ł</text:span><text:span text:style-name="T3"> powoli do kapitana - trzebaby Szwecj</text:span><text:span text:style-name="T5">ę... </text:span></text:p>
      <text:p text:style-name="P8">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text:span text:style-name="T5">ź</text:span>miesz na pok<text:span text:style-name="T5">ł</text:span>ad pana de Bethune, kt<text:span text:style-name="T5">ó</text:span>ry misj<text:span text:style-name="T5">ę</text:span> now<text:span text:style-name="T5">ą</text:span> a piln<text:span text:style-name="T5">ą</text:span> w Polsce odbywa<text:span text:style-name="T5">ć</text:span> b<text:span text:style-name="T5">ę</text:span>dzie. Potem przygotujesz okr<text:span text:style-name="T5">ę</text:span>ty do rejs<text:span text:style-name="T5">ó</text:span>w zimowych. Ja w Pary<text:span text:style-name="T5">ż</text:span>u z ministrem Pompone rozm<text:span text:style-name="T5">ó</text:span>wi<text:span text:style-name="T5">ć</text:span> si<text:span text:style-name="T5">ę</text:span> musz<text:span text:style-name="T5">ę</text:span>, lecz s<text:span text:style-name="T5">ą</text:span>dz<text:span text:style-name="T5">ę</text:span> <text:span text:style-name="T5">ż</text:span>e zim<text:span text:style-name="T5">ą</text:span> razem w rejs udamy si<text:span text:style-name="T5">ę.</text:span></text:p>
      <text:p text:style-name="P3"/>
      <text:p text:style-name="P7"/>
      <text:p text:style-name="P7">* <text:s/>* <text:s/>*</text:p>
      <text:p text:style-name="Text_20_body"><text:span text:style-name="T1">"Wielce moja </text:span><text:span text:style-name="T6">ż</text:span><text:span text:style-name="T4">ycia a serca pociecho... Jakie</text:span><text:span text:style-name="T6">ż</text:span><text:span text:style-name="T4"> to wie</text:span><text:span text:style-name="T6">ś</text:span><text:span text:style-name="T4">ci niedobre, a raczej ich brak od WMci Serca mego krewnych i znajomych, jako </text:span><text:span text:style-name="T6">ż</text:span><text:span text:style-name="T4">e gotowizny przyobiecaney mi nieprzysy</text:span><text:span text:style-name="T6">ł</text:span><text:span text:style-name="T4">aj</text:span><text:span text:style-name="T6">ą</text:span><text:span text:style-name="T4">. Przecie nie dlatego, i</text:span><text:span text:style-name="T6">ż</text:span><text:span text:style-name="T4"> Jego Wysoko</text:span><text:span text:style-name="T6">ś</text:span><text:span text:style-name="T4">ci w skarbcu brakuje, bo mu brakuje, dla wojen i innych turbacyj, ale tyle co mi przyobieca</text:span><text:span text:style-name="T6">ł</text:span><text:span text:style-name="T4"> zawsze wys</text:span><text:span text:style-name="T6">ł</text:span><text:span text:style-name="T4">a</text:span><text:span text:style-name="T6">ć</text:span><text:span text:style-name="T4"> mo</text:span><text:span text:style-name="T6">ż</text:span><text:span text:style-name="T4">e. <text:s/>Musi to by</text:span><text:span text:style-name="T6">ć</text:span><text:span text:style-name="T4">, </text:span><text:span text:style-name="T6">ż</text:span><text:span text:style-name="T4">e JKM</text:span><text:span text:style-name="T6">ć</text:span><text:span text:style-name="T4"> Ludwik wojny naszej z Turkiem wspiera</text:span><text:span text:style-name="T6">ć</text:span><text:span text:style-name="T4"> nie chce. My j</text:span><text:span text:style-name="T6">ą</text:span><text:span text:style-name="T4"> przecie</text:span><text:span text:style-name="T6">ż zakoń</text:span><text:span text:style-name="T4">czy</text:span><text:span text:style-name="T6">ć</text:span><text:span text:style-name="T4"> musim, a jak tu o ko</text:span><text:span text:style-name="T6">ń</text:span><text:span text:style-name="T4">czeniu my</text:span><text:span text:style-name="T6">ś</text:span><text:span text:style-name="T4">le</text:span><text:span text:style-name="T6">ć</text:span><text:span text:style-name="T4">, pieni</text:span><text:span text:style-name="T6">ą</text:span><text:span text:style-name="T4">dza nie maj</text:span><text:span text:style-name="T6">ą</text:span><text:span text:style-name="T4">c. Jeszcze JM</text:span><text:span text:style-name="T6">ć</text:span><text:span text:style-name="T4"> pan Podskarbi w Warszawie rezerw ostatnich gotowizny dobywa, z tego co nam do tej pory przys</text:span><text:span text:style-name="T6">ł</text:span><text:span text:style-name="T4">ano, jednak pono, </text:span><text:span text:style-name="T6">ż</text:span><text:span text:style-name="T4">e wi</text:span><text:span text:style-name="T6">ę</text:span><text:span text:style-name="T4">cej w pa</text:span><text:span text:style-name="T6">ł</text:span><text:span text:style-name="T4">ac sw</text:span><text:span text:style-name="T6">ó</text:span><text:span text:style-name="T4">j nowy wedle Kabat </text:span><text:span text:style-name="T6">ł</text:span><text:span text:style-name="T4">o</text:span><text:span text:style-name="T6">ży, a mi grosze nędzne odsyła. A Kątski jenerał artyleryi wielce teraz pieniędzy potrzebuje, bo we Lwowie działa ostatnie szykuje, którymi </text:span><text:span text:style-name="T7">Bar i </text:span><text:span text:style-name="T6">Kamieniec oblegać będziemy. Insze wojska już w pole wyszły, i ja za nimi wyjeżdżam dzisiaj. Śpiesznie nam trza wojować albo li też głodować, bo choć pora po żniwach iest, to ludzie tej krainy odeszli...</text:span><text:span text:style-name="T4">"</text:span></text:p>
      <text:p text:style-name="P6"/>
      <text:p text:style-name="P6">Kraina, kt<text:span text:style-name="T5">ó</text:span><text:span text:style-name="T3">r</text:span><text:span text:style-name="T5">ą</text:span><text:span text:style-name="T3"> Ostrowski z grzbietu wierzchowca ogl</text:span><text:span text:style-name="T5">ą</text:span><text:span text:style-name="T3">da</text:span><text:span text:style-name="T5">ł, była prawie wyludniona. Już od Lwowa na wschód wioski często puste stały, za Strypą zaś osady ludzkie znikły zupełnie. Od nieszczęśliwego roku 1648 tyle wycierpiała ta ziemia z rąk tatarskich, lecz nade wszystko z rąk </text:span><text:soft-page-break/><text:span text:style-name="T5">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osmańska. Nieliczne jeno osiedla, stanice wojskowe bardziej przypominające, jako to Husiatyń, ..., wśród stepu uparcie trwały. Teraz zaś, Ostrowski rozważał, ani głowy gdzie skłonić, ani języka gdzie dostać. A przecie jego, Ostrowskiego chorągiew miała być oczami i uszami podjazdu, jaki pan Sieniawski na Podole wysłał. Sam za</text:span><text:span text:style-name="T5">ś</text:span><text:span text:style-name="T5"> z piechotami metodyczniej od Trembowli za podjazdem post</text:span><text:span text:style-name="T5">ę</text:span><text:span text:style-name="T5">powa</text:span><text:span text:style-name="T5">ł, w tych dniach pod Husiatyń docierając. </text:span><text:span text:style-name="T5">Podjazd za</text:span><text:span text:style-name="T5">ś</text:span><text:span text:style-name="T5">, pod dowództwem pana Gabryela Silnickiego, znieść miał wszystkie wrogie czaty aż po Kamieniec i w ten sposób pochód armii całej koronnej otworzyć. Prędko posuwali się pancerni i husarze pana Silnickiego, bagażami nie obciążeni. Jeszcze chyżej przed nimi biegała jazda lekka pana Ostrowskiego i dwie inne jeszcze chorągwie, rankiem wczesnym prosto w brzask wstającego słońca wyjeżdżając, a wieczorem po jarach zapadaj</text:span><text:span text:style-name="T5">ą</text:span><text:span text:style-name="T5">c.</text:span></text:p>
      <text:p text:style-name="P6"><text:span text:style-name="T5">Pewnego po</text:span><text:span text:style-name="T5">ł</text:span><text:span text:style-name="T5">udnia za</text:span><text:span text:style-name="T5">ś</text:span><text:span text:style-name="T5"> do chor</text:span><text:span text:style-name="T5">ą</text:span><text:span text:style-name="T5">gwi Ostrowskiego do</text:span><text:span text:style-name="T5">łą</text:span><text:span text:style-name="T5">czyli pancerni Starczy</text:span><text:span text:style-name="T5">ń</text:span><text:span text:style-name="T5">skiego, a wraz z nimi pan Silinicki, kt</text:span><text:span text:style-name="T5">ó</text:span><text:span text:style-name="T5">ry tak oto przem</text:span><text:span text:style-name="T5">ó</text:span><text:span text:style-name="T5">wi</text:span><text:span text:style-name="T5">ł</text:span><text:span text:style-name="T5">:</text:span></text:p>
      <text:p text:style-name="Dialog"><text:span text:style-name="T5">„Pisze mi pan Sieniawski, </text:span><text:span text:style-name="T5">ż</text:span><text:span text:style-name="T5">e wzi</text:span><text:span text:style-name="T5">ął</text:span><text:span text:style-name="T5"> Husiaty</text:span><text:span text:style-name="T5">ń</text:span><text:span text:style-name="T5">, coto</text:span><text:span text:style-name="T5">ś</text:span><text:span text:style-name="T5">my kilka dni temu ostawili z ty</text:span><text:span text:style-name="T5">ł</text:span><text:span text:style-name="T5">u z bisurma</text:span><text:span text:style-name="T5">ń</text:span><text:span text:style-name="T5">sk</text:span><text:span text:style-name="T5">ą</text:span><text:span text:style-name="T5"> za</text:span><text:span text:style-name="T5">ł</text:span><text:span text:style-name="T5">og</text:span><text:span text:style-name="T5">ą</text:span><text:span text:style-name="T5"> w spokoju dla obronno</text:span><text:span text:style-name="T5">ś</text:span><text:span text:style-name="T5">ci miejsca swego. Oto pan Sieniawski Husiatynia nie dobywa</text:span><text:span text:style-name="T5">ł</text:span><text:span text:style-name="T5">, jeno Turcy sami mu si</text:span><text:span text:style-name="T5">ę</text:span><text:span text:style-name="T5"> poddali. Widzicie waszmo</text:span><text:span text:style-name="T5">ś</text:span><text:span text:style-name="T5">ciowie, duch w armii wrogiej po zesz</text:span><text:span text:style-name="T5">ł</text:span><text:span text:style-name="T5">orocznych wiktorjach naszych upad</text:span><text:span text:style-name="T5">ł</text:span><text:span text:style-name="T5">. <text:s/>Zatem id</text:span><text:span text:style-name="T5">ź</text:span><text:span text:style-name="T5">my teraz prosto na Kamieniec, nie ogl</text:span><text:span text:style-name="T5">ą</text:span><text:span text:style-name="T5">daj</text:span><text:span text:style-name="T5">ą</text:span><text:span text:style-name="T5">c si</text:span><text:span text:style-name="T5">ę</text:span><text:span text:style-name="T5"> i nie zatrzymuj</text:span><text:span text:style-name="T5">ą</text:span><text:span text:style-name="T5">c wi</text:span><text:span text:style-name="T5">ę</text:span><text:span text:style-name="T5">cej, ni</text:span><text:span text:style-name="T5">ź</text:span><text:span text:style-name="T5">li to dla koni a ludzi um</text:span><text:span text:style-name="T5">ę</text:span><text:span text:style-name="T5">czenia potrzebne. Kamieniec w r</text:span><text:span text:style-name="T5">ę</text:span><text:span text:style-name="T5">ce nasze dla impetu naszego niech wpadnie!”</text:span></text:p>
      <text:p text:style-name="Text_20_body"><text:span text:style-name="T5">Ruszyli zatem, lekkie chor</text:span><text:span text:style-name="T5">ą</text:span><text:span text:style-name="T5">gwie z pancernymi przemieszane, a dalej pancerne z husarskimi. Lecieli tak przez Podole, patrole tatarskie bez reszty znosz</text:span><text:span text:style-name="T5">ą</text:span><text:span text:style-name="T5">c, aby <text:s/>baszy w Kamie</text:span><text:span text:style-name="T5">ń</text:span><text:span text:style-name="T5">cu wiedza o niebezpiecze</text:span><text:span text:style-name="T5">ń</text:span><text:span text:style-name="T5">stwie nie dosz</text:span><text:span text:style-name="T5">ł</text:span><text:span text:style-name="T5">a. I sta</text:span><text:span text:style-name="T5">ł</text:span><text:span text:style-name="T5">o si</text:span><text:span text:style-name="T5">ę</text:span><text:span text:style-name="T5"> tak, </text:span><text:span text:style-name="T5">ż</text:span><text:span text:style-name="T5">e gdy pewnego ranka po nocnej kawalkadzie wypadli na </text:span><text:span text:style-name="T5">łą</text:span><text:span text:style-name="T5">ki nad Smotrycz</text:span><text:span text:style-name="T5">ą</text:span><text:span text:style-name="T5">, ujrzeli w dali bramy Kamie</text:span><text:span text:style-name="T5">ń</text:span><text:span text:style-name="T5">ca szeroko otwarte, a przed bramami szeroko rozpostarty ob</text:span><text:span text:style-name="T5">ó</text:span><text:span text:style-name="T5">z pe</text:span><text:span text:style-name="T5">ł</text:span><text:span text:style-name="T5">en niczego niespodziewaj</text:span><text:span text:style-name="T5">ą</text:span><text:span text:style-name="T5">cych si</text:span><text:span text:style-name="T5">ę</text:span><text:span text:style-name="T5"> Tatar</text:span><text:span text:style-name="T5">ó</text:span><text:span text:style-name="T5">w. Liczne stada koni i byd</text:span><text:span text:style-name="T5">ł</text:span><text:span text:style-name="T5">a pas</text:span><text:span text:style-name="T5">ł</text:span><text:span text:style-name="T5">y si</text:span><text:span text:style-name="T5">ę</text:span><text:span text:style-name="T5"> nad rzek</text:span><text:span text:style-name="T5">ą</text:span><text:span text:style-name="T5">, zaraz zagarn</text:span><text:span text:style-name="T5">ę</text:span><text:span text:style-name="T5">li je polscy pacho</text:span><text:span text:style-name="T5">ł</text:span><text:span text:style-name="T5">kowie. Ostrowski, Starczy</text:span><text:span text:style-name="T5">ń</text:span><text:span text:style-name="T5">ski na czele swych </text:span><text:span text:style-name="T5">ż</text:span><text:span text:style-name="T5">o</text:span><text:span text:style-name="T5">ł</text:span><text:span text:style-name="T5">nierzy, na karkach tatarskich pastuch</text:span><text:span text:style-name="T5">ó</text:span><text:span text:style-name="T5">w do obozu wpadli i siec zacz</text:span><text:span text:style-name="T5">ę</text:span><text:span text:style-name="T5">li kogo popadnie. Zaraz jednak przypad</text:span><text:span text:style-name="T5">ł</text:span><text:span text:style-name="T5"> do nich pan Silnicki, „tam! Naprz</text:span><text:span text:style-name="T5">ó</text:span><text:span text:style-name="T5">d!” wo</text:span><text:span text:style-name="T5">ł</text:span><text:span text:style-name="T5">aj</text:span><text:span text:style-name="T5">ą</text:span><text:span text:style-name="T5">c i na bram</text:span><text:span text:style-name="T5">ę</text:span><text:span text:style-name="T5"> miasta wskazuj</text:span><text:span text:style-name="T5">ą</text:span><text:span text:style-name="T5">c. Zostawiaj</text:span><text:span text:style-name="T5">ą</text:span><text:span text:style-name="T5">c zatem ob</text:span><text:span text:style-name="T5">ó</text:span><text:span text:style-name="T5">z tatarski, chor</text:span><text:span text:style-name="T5">ą</text:span><text:span text:style-name="T5">gwie koronne w bram</text:span><text:span text:style-name="T5">ę</text:span><text:span text:style-name="T5"> miejsk</text:span><text:span text:style-name="T5">ą</text:span><text:span text:style-name="T5"> wpad</text:span><text:span text:style-name="T5">ł</text:span><text:span text:style-name="T5">y, bezlito</text:span><text:span text:style-name="T5">ś</text:span><text:span text:style-name="T5">nie siek</text:span><text:span text:style-name="T5">ą</text:span><text:span text:style-name="T5">c tych Tatar</text:span><text:span text:style-name="T5">ó</text:span><text:span text:style-name="T5">w, kt</text:span><text:span text:style-name="T5">ó</text:span><text:span text:style-name="T5">rzy w fortecy ocalenia szuka</text:span><text:span text:style-name="T5">ć</text:span><text:span text:style-name="T5"> chcieli. Lecz za to Tatarzy w obozie, chwilowo od widoku wzniesionych nad sob</text:span><text:span text:style-name="T5">ą</text:span><text:span text:style-name="T5"> szabel polskich uwolnieni, odwag</text:span><text:span text:style-name="T5">ę</text:span><text:span text:style-name="T5"> swoj</text:span><text:span text:style-name="T5">ą</text:span><text:span text:style-name="T5"> odnale</text:span><text:span text:style-name="T5">ź</text:span><text:span text:style-name="T5">li, a widz</text:span><text:span text:style-name="T5">ą</text:span><text:span text:style-name="T5">c Lach</text:span><text:span text:style-name="T5">ó</text:span><text:span text:style-name="T5">w w d</text:span><text:span text:style-name="T5">ł</text:span><text:span text:style-name="T5">ugi w</text:span><text:span text:style-name="T5">ąż</text:span><text:span text:style-name="T5"> wyci</text:span><text:span text:style-name="T5">ą</text:span><text:span text:style-name="T5">gni</text:span><text:span text:style-name="T5">ę</text:span><text:span text:style-name="T5">tych, w bok ich zaatakowali. Pietrek Ostrowski pad</text:span><text:span text:style-name="T5">ł</text:span><text:span text:style-name="T5"> ze swoim koniem, ko</text:span><text:span text:style-name="T5">ń</text:span><text:span text:style-name="T5"> pana Stefana zgin</text:span><text:span text:style-name="T5">ął</text:span><text:span text:style-name="T5"> przebity tatarskim dzirytem. Jego samego uratowa</text:span><text:span text:style-name="T5">ł</text:span><text:span text:style-name="T5"> pan Starczy</text:span><text:span text:style-name="T5">ń</text:span><text:span text:style-name="T5">ski, szabl</text:span><text:span text:style-name="T5">ą</text:span><text:span text:style-name="T5"> Tatara na odlew dziel</text:span><text:span text:style-name="T5">ą</text:span><text:span text:style-name="T5">c. Husarska chor</text:span><text:span text:style-name="T5">ą</text:span><text:span text:style-name="T5">giew </text:span><text:span text:style-name="T5">ś</text:span><text:span text:style-name="T5">mia</text:span><text:span text:style-name="T5">łym </text:span><text:span text:style-name="T5">natarciem w ci</text:span><text:span text:style-name="T5">ż</text:span><text:span text:style-name="T5">b</text:span><text:span text:style-name="T5">ę</text:span><text:span text:style-name="T5"> impet Krymc</text:span><text:span text:style-name="T5">ó</text:span><text:span text:style-name="T5">w powstrzyma</text:span><text:span text:style-name="T5">ł</text:span><text:span text:style-name="T5">a. Tymczasem jednak w ciemnych czelu</text:span><text:span text:style-name="T5">ś</text:span><text:span text:style-name="T5">ciach bramy miejskiej zab</text:span><text:span text:style-name="T5">ł</text:span><text:span text:style-name="T5">ys</text:span><text:span text:style-name="T5">ł</text:span><text:span text:style-name="T5">y wystrza</text:span><text:span text:style-name="T5">ł</text:span><text:span text:style-name="T5">y: to janczarzy si</text:span><text:span text:style-name="T5">ę</text:span><text:span text:style-name="T5"> wreszcie odnale</text:span><text:span text:style-name="T5">ź</text:span><text:span text:style-name="T5">li! Zaraz te</text:span><text:span text:style-name="T5">ż</text:span><text:span text:style-name="T5"> polscy je</text:span><text:span text:style-name="T5">ź</text:span><text:span text:style-name="T5">d</text:span><text:span text:style-name="T5">ź</text:span><text:span text:style-name="T5">cy, kt</text:span><text:span text:style-name="T5">ó</text:span><text:span text:style-name="T5">rzy ju</text:span><text:span text:style-name="T5">ż</text:span><text:span text:style-name="T5"> bram</text:span><text:span text:style-name="T5">ę</text:span><text:span text:style-name="T5"> przekroczywszy na ostrza</text:span><text:span text:style-name="T5">ł</text:span><text:span text:style-name="T5"> ze wszech stron wystawieni byli, z miasta w po</text:span><text:span text:style-name="T5">ś</text:span><text:span text:style-name="T5">piechu wycofali si</text:span><text:span text:style-name="T5">ę, nielicznych poległych pozostawiwszy.</text:span></text:p>
      <text:p text:style-name="P9"/>
      <text:p text:style-name="P6"><text:span text:style-name="T5"/></text:p>
      <text:p text:style-name="P6"><text:span text:style-name="T5"/></text:p>
      <text:p text:style-name="P9">Zabrakło kilku rot piechoty albo dragonii dla opanowania przedmieść, byłaby okazja zdobyć twierdzę z marszu...</text:p>
      <text:p text:style-name="P9">Dragonia maszeruje</text:p>
      <text:p text:style-name="P9"><text:soft-page-break/>Dopiero potem zdobycie Baru</text:p>
      <text:p text:style-name="P6">Jednak wiedział król i hetman wielki w jednej osobie, że pieniędzy wkrótce zbraknie i że wojnę szybko kończyć trzeba.</text:p>
      <text:p text:style-name="P6"/>
      <text:p text:style-name="P6"/>
      <text:p text:style-name="P6"/>
      <text:p text:style-name="P4">Tymczasem konfederaci na Litwie</text:p>
      <text:p text:style-name="P4">Wszelkie mrzonki o własnej polityki prowadzeniu to megalomania, dla Rzeczypospolitej niebezpieczna. O Prusy upominać się, Elektora wyzywać - to się nie spodoba cesarzowi, który wszak cywilizacji emanacją jest. Razem z nim politykę prowadzić trzeba, nie przeciw niemu. Może coś z takiej współpracy wyniesie Rzeczpospolita, jeśli Cesarz łaskaw będzie, zaś na pewno wzbogacą się na niej kiesy sojuszników Cesarza.</text:p>
      <text:p text:style-name="P4">Inni znowu o protekcji rosyjskiej m<text:span text:style-name="T5">ó</text:span><text:span text:style-name="T3">wi</text:span><text:span text:style-name="T5">ą</text:span><text:span text:style-name="T3">. To ambitny pan, kt</text:span><text:span text:style-name="T5">ó</text:span><text:span text:style-name="T3">ry swego ruszy</text:span><text:span text:style-name="T5">ć</text:span><text:span text:style-name="T3"> nie da. Jemu ju</text:span><text:span text:style-name="T5">ż</text:span><text:span text:style-name="T3"> wszak za Jana Kazimierza koron</text:span><text:span text:style-name="T5">ę</text:span><text:span text:style-name="T3"> obiecano.</text:span></text:p>
      <text:p text:style-name="P2"/>
      <text:p text:style-name="P2"/>
      <text:p text:style-name="P2"/>
      <text:p text:style-name="P2"><text:s/></text:p>
      <text:p text:style-name="P1">Po zakonczeniu wojny z Turcja:</text:p>
      <text:p text:style-name="P1"/>
      <text:p text:style-name="P1">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1"/>
      <text:p text:style-name="P1">A dalej, o tym jak Ostrowski wytycza szlak handlowy wzdłuż Dniestru</text:p>
      <text:p text:style-name="Standard"><text:span text:style-name="Absatz-Standardschriftart"><text:span text:style-name="T1">Wozy zaprzężone w woły jechały wzdłuż Dniepru. Ich ładunek zadziwiał woźniców. Były to jakieś beczki, jakieś drągi, zwoje płótna, a także stosy desek dość długich. Co kilka dni dowódca całego tego pochodu, jakiś młody porucznik, zatrymywał pochód i kazał budować szopę, w której zostawiali część dziwnego ładunku.</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ans-serif"/>
    <style:font-face style:name="Calibri2"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language="pl" fo:country="PL"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language="pl" fo:country="PL" fo:hyphenate="false" fo:hyphenation-remain-char-count="0" fo:hyphenation-push-char-count="0"/>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WW_5f_CharLFO2LVL2" style:display-name="WW_CharLFO2LVL2" style:family="text">
      <style:text-properties style:font-name="Times New Roman" style:font-name-complex="Courier New"/>
    </style:style>
    <style:style style:name="WW_5f_CharLFO2LVL5" style:display-name="WW_CharLFO2LVL5" style:family="text">
      <style:text-properties style:font-name="Times New Roman" style:font-name-complex="Courier New"/>
    </style:style>
    <style:style style:name="WW_5f_CharLFO2LVL8" style:display-name="WW_CharLFO2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Symbol"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Trzeciecki, Mikolaj</meta:initial-creator>
    <dc:creator>Mikolaj Trzeciecki</dc:creator>
    <meta:creation-date>2014-08-22T08:05:00Z</meta:creation-date>
    <dc:date>2016-10-05T23:04:12.11</dc:date>
    <meta:editing-cycles>778</meta:editing-cycles>
    <meta:editing-duration>PT23H13M1S</meta:editing-duration>
    <meta:document-statistic meta:table-count="0" meta:image-count="0" meta:object-count="0" meta:page-count="10" meta:paragraph-count="86" meta:word-count="4338" meta:character-count="29352"/>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